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B400001361AC0E41C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tyle:rel-width="100%" svg:height="9.4701in" style:rel-height="scale" draw:z-index="0"><draw:image xlink:href="Pictures/1000000000000DB400001361AC0E41C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1:56:04.785830950</meta:creation-date>
    <dc:date>2015-02-02T16:46:24.652901253</dc:date>
    <meta:editing-duration>PT3M10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